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D000000A64BDCF5611E61E3BC.jpg" manifest:media-type="image/jpeg"/>
  <manifest:file-entry manifest:full-path="Pictures/10000000000003D10000024EDD4A391C5B9B7CE5.jpg" manifest:media-type="image/jpeg"/>
  <manifest:file-entry manifest:full-path="Pictures/10000000000001220000023D1ACA5275259EC70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333333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2a6099" draw:marker-start-width="0.279cm" draw:marker-end-width="0.279cm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draw:fill="none" fo:min-height="0.319cm"/>
      <style:paragraph-properties style:writing-mode="lr-tb"/>
    </style:style>
    <style:style style:name="gr6" style:family="graphic" style:parent-style-name="standard">
      <style:graphic-properties svg:stroke-width="0.018cm" svg:stroke-color="#1c1c1c" draw:marker-start-width="0.227cm" draw:marker-end-width="0.227cm" draw:fill-color="#333333" draw:textarea-horizontal-align="justify" draw:textarea-vertical-align="middle" draw:auto-grow-height="false" fo:min-height="0.009cm" fo:min-width="0.088cm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1c1c1c" draw:marker-start-width="0.227cm" draw:marker-end-width="0.227cm" draw:fill-color="#808080" draw:textarea-horizontal-align="justify" draw:textarea-vertical-align="middle" draw:auto-grow-height="false" fo:min-height="0.037cm" fo:min-width="0cm" fo:padding-top="0.134cm" fo:padding-bottom="0.134cm" fo:padding-left="0.259cm" fo:padding-right="0.259cm"/>
    </style:style>
    <style:style style:name="gr8" style:family="graphic" style:parent-style-name="standard">
      <style:graphic-properties svg:stroke-width="0.053cm" svg:stroke-color="#800080" draw:marker-start-width="0.279cm" draw:marker-end-width="0.279cm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35cm" svg:stroke-color="#800080" draw:marker-start-width="0.252cm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color="#333333" draw:fill-color="#cccccc" draw:textarea-horizontal-align="justify" draw:textarea-vertical-align="middle" draw:auto-grow-height="false" fo:min-height="0.067cm" fo:min-width="0cm"/>
    </style:style>
    <style:style style:name="gr11" style:family="graphic" style:parent-style-name="standard">
      <style:graphic-properties svg:stroke-color="#333333" draw:fill-color="#000000" draw:textarea-horizontal-align="justify" draw:textarea-vertical-align="middle" draw:auto-grow-height="false" fo:min-height="0cm" fo:min-width="0cm" fo:wrap-option="wrap"/>
    </style:style>
    <style:style style:name="gr12" style:family="graphic" style:parent-style-name="standard">
      <style:graphic-properties svg:stroke-width="0.053cm" svg:stroke-color="#333333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35cm" svg:stroke-color="#ff0000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width="0.053cm" svg:stroke-color="#ff8000" draw:marker-start-width="0.279cm" draw:marker-end-width="0.279cm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333333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color="#333333" draw:fill-color="#eeeeee" draw:textarea-horizontal-align="justify" draw:textarea-vertical-align="middle" draw:auto-grow-height="false" fo:min-height="2.608cm" fo:min-width="1.723cm"/>
      <style:paragraph-properties style:writing-mode="lr-tb"/>
    </style:style>
    <style:style style:name="gr17" style:family="graphic" style:parent-style-name="standard">
      <style:graphic-properties svg:stroke-color="#ffffff" draw:fill-color="#333333" draw:textarea-horizontal-align="justify" draw:textarea-vertical-align="middle" draw:auto-grow-height="false" fo:min-height="0.168cm" fo:min-width="1.088cm"/>
    </style:style>
    <style:style style:name="gr18" style:family="graphic" style:parent-style-name="standard">
      <style:graphic-properties svg:stroke-width="0.035cm" svg:stroke-color="#1c1c1c" draw:marker-start-width="0.252cm" draw:marker-end-width="0.252cm" draw:fill-color="#b2b2b2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width="0.035cm" svg:stroke-color="#1c1c1c" draw:marker-start-width="0.252cm" draw:marker-end-width="0.252cm" draw:fill="none" draw:fill-color="#b2b2b2" draw:textarea-horizontal-align="justify" draw:textarea-vertical-align="middle" draw:auto-grow-height="false" fo:min-height="0.021cm" fo:min-width="0cm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svg:stroke-color="#81d41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svg:stroke-width="0.035cm" svg:stroke-color="#1c1c1c" draw:marker-start-width="0.252cm" draw:marker-end-width="0.252cm" draw:fill-color="#b2b2b2" draw:textarea-horizontal-align="justify" draw:textarea-vertical-align="middle" draw:auto-grow-height="false" fo:min-height="0.021cm" fo:min-width="0cm" fo:padding-top="0.142cm" fo:padding-bottom="0.142cm" fo:padding-left="0.267cm" fo:padding-right="0.267cm"/>
    </style:style>
    <style:style style:name="gr25" style:family="graphic" style:parent-style-name="standard">
      <style:graphic-properties draw:stroke="none" draw:fill="none" fo:min-height="0.552cm"/>
      <style:paragraph-properties style:writing-mode="lr-tb"/>
    </style:style>
    <style:style style:name="gr26" style:family="graphic" style:parent-style-name="standard">
      <style:graphic-properties draw:stroke="none" draw:fill="none" fo:min-height="0.556cm"/>
      <style:paragraph-properties style:writing-mode="lr-tb"/>
    </style:style>
    <style:style style:name="gr27" style:family="graphic" style:parent-style-name="standard">
      <style:graphic-properties draw:stroke="none" draw:fill="none" fo:min-height="0.637cm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svg:stroke-width="0.053cm" svg:stroke-color="#ff0000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a933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33333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font-size="8pt" fo:font-weight="bold" style:font-size-asian="8pt" style:font-size-complex="8pt"/>
    </style:style>
    <style:style style:name="P6" style:family="paragraph">
      <loext:graphic-properties draw:fill="none"/>
      <style:paragraph-properties fo:text-align="center" style:writing-mode="lr-tb"/>
      <style:text-properties fo:font-size="8pt" style:text-underline-style="solid" style:text-underline-width="auto" style:text-underline-color="font-color" fo:font-weight="bold" style:font-size-asian="8pt" style:font-size-complex="8pt"/>
    </style:style>
    <style:style style:name="P7" style:family="paragraph">
      <loext:graphic-properties draw:fill-color="#808080"/>
      <style:paragraph-properties fo:text-align="center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="none" draw:fill-color="#333333"/>
      <style:paragraph-properties fo:text-align="center"/>
    </style:style>
    <style:style style:name="P10" style:family="paragraph">
      <loext:graphic-properties draw:fill-color="#eeeeee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loext:graphic-properties draw:fill-color="#b2b2b2"/>
      <style:paragraph-properties fo:text-align="center"/>
    </style:style>
    <style:style style:name="P12" style:family="paragraph">
      <loext:graphic-properties draw:fill="none" draw:fill-color="#b2b2b2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265cm" svg:height="8.428cm" svg:x="6.292cm" svg:y="2.587cm">
          <draw:image xlink:href="Pictures/10000000000001220000023D1ACA5275259EC70B.png" xlink:type="simple" xlink:show="embed" xlink:actuate="onLoad" draw:mime-type="image/png">
            <text:p/>
          </draw:image>
        </draw:frame>
        <draw:custom-shape draw:style-name="gr2" draw:text-style-name="P2" xml:id="id4" draw:id="id4" draw:layer="layout" svg:width="0.203cm" svg:height="0.203cm" svg:x="6.09cm" svg:y="6.2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203cm" svg:height="0.203cm" svg:x="6.09cm" svg:y="9.885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0.778cm 2.21cm" svg:x1="6.09cm" svg:y1="9.986cm" svg:x2="14.833cm" svg:y2="10.355cm" draw:start-shape="id1" draw:start-glue-point="3" draw:end-shape="id2" draw:end-glue-point="2" svg:d="M6090 9986h-1280v3079h10023v-2710" svg:viewBox="0 0 10024 3080">
          <text:p/>
        </draw:connector>
        <draw:connector draw:style-name="gr4" draw:text-style-name="P4" draw:layer="layout" draw:line-skew="5.727cm -0.461cm" svg:x1="21.195cm" svg:y1="7.553cm" svg:x2="6.09cm" svg:y2="6.386cm" draw:start-shape="id3" draw:start-glue-point="0" draw:end-shape="id4" draw:end-glue-point="3" svg:d="M21195 7553v5194h-16068v-6361h963" svg:viewBox="0 0 16069 6362">
          <text:p/>
        </draw:connector>
        <draw:frame draw:style-name="gr5" draw:text-style-name="P5" draw:layer="layout" svg:width="1.37cm" svg:height="0.569cm" svg:x="5.06cm" svg:y="5.823cm">
          <draw:text-box>
            <text:p text:style-name="P4"><text:span text:style-name="T1">GP6</text:span></text:p>
          </draw:text-box>
        </draw:frame>
        <draw:frame draw:style-name="gr5" draw:text-style-name="P5" draw:layer="layout" svg:width="1.37cm" svg:height="0.569cm" svg:x="5.237cm" svg:y="9.351cm">
          <draw:text-box>
            <text:p text:style-name="P4"><text:span text:style-name="T1">GND</text:span></text:p>
          </draw:text-box>
        </draw:frame>
        <draw:frame draw:style-name="gr5" draw:text-style-name="P6" draw:layer="layout" svg:width="4.127cm" svg:height="0.569cm" svg:x="6.379cm" svg:y="1.816cm">
          <draw:text-box>
            <text:p text:style-name="P4"><text:span text:style-name="T2">RPi </text:span><text:span text:style-name="T2">Pico </text:span><text:span text:style-name="T2">W</text:span></text:p>
          </draw:text-box>
        </draw:frame>
        <draw:custom-shape draw:style-name="gr6" draw:text-style-name="P2" xml:id="id7" draw:id="id7" draw:layer="layout" svg:width="0.634cm" svg:height="0.305cm" svg:x="13.246cm" svg:y="3.4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6" draw:id="id6" draw:layer="layout" svg:width="0.127cm" svg:height="0.305cm" svg:x="13.246cm" svg:y="3.43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37cm" svg:height="0.569cm" svg:x="10.66cm" svg:y="3.024cm">
          <draw:text-box>
            <text:p text:style-name="P4"><text:span text:style-name="T1">VSYS</text:span></text:p>
          </draw:text-box>
        </draw:frame>
        <draw:custom-shape draw:style-name="gr2" draw:text-style-name="P2" xml:id="id5" draw:id="id5" draw:layer="layout" svg:width="0.203cm" svg:height="0.203cm" svg:x="10.545cm" svg:y="3.489cm">
          <text:p/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0.748cm" svg:y1="3.59cm" svg:x2="13.246cm" svg:y2="3.587cm" draw:start-shape="id5" draw:start-glue-point="1" draw:end-shape="id6" draw:end-glue-point="3" svg:d="M10748 3590h1244v-3h1254" svg:viewBox="0 0 2499 4">
          <text:p/>
        </draw:connector>
        <draw:frame draw:style-name="gr1" draw:text-style-name="P1" draw:layer="layout" svg:width="4.445cm" svg:height="2.684cm" draw:transform="rotate (-3.14159265358979) translate (19.922cm 5.081cm)">
          <draw:image xlink:href="Pictures/10000000000003D10000024EDD4A391C5B9B7CE5.jpg" xlink:type="simple" xlink:show="embed" xlink:actuate="onLoad" draw:mime-type="image/jpeg">
            <text:p/>
          </draw:image>
        </draw:frame>
        <draw:frame draw:style-name="gr5" draw:text-style-name="P6" draw:layer="layout" svg:width="4.127cm" svg:height="0.569cm" svg:x="15.785cm" svg:y="1.727cm">
          <draw:text-box>
            <text:p text:style-name="P4"><text:span text:style-name="T2">Buck </text:span><text:span text:style-name="T2">Conv</text:span><text:span text:style-name="T2">erter</text:span></text:p>
          </draw:text-box>
        </draw:frame>
        <draw:frame draw:style-name="gr5" draw:text-style-name="P5" draw:layer="layout" svg:width="1.37cm" svg:height="0.569cm" svg:x="14.36cm" svg:y="3.125cm">
          <draw:text-box>
            <text:p text:style-name="P4"><text:span text:style-name="T1">+5V</text:span></text:p>
          </draw:text-box>
        </draw:frame>
        <draw:frame draw:style-name="gr5" draw:text-style-name="P5" draw:layer="layout" svg:width="1.37cm" svg:height="0.569cm" svg:x="14.36cm" svg:y="3.926cm">
          <draw:text-box>
            <text:p text:style-name="P4"><text:span text:style-name="T1">GND</text:span></text:p>
          </draw:text-box>
        </draw:frame>
        <draw:frame draw:style-name="gr5" draw:text-style-name="P5" draw:layer="layout" svg:width="1.37cm" svg:height="0.569cm" svg:x="19.56cm" svg:y="3.025cm">
          <draw:text-box>
            <text:p text:style-name="P4"><text:span text:style-name="T1">+29V</text:span></text:p>
          </draw:text-box>
        </draw:frame>
        <draw:frame draw:style-name="gr5" draw:text-style-name="P5" draw:layer="layout" svg:width="1.37cm" svg:height="0.569cm" svg:x="19.56cm" svg:y="3.926cm">
          <draw:text-box>
            <text:p text:style-name="P4"><text:span text:style-name="T1">GND</text:span></text:p>
          </draw:text-box>
        </draw:frame>
        <draw:frame draw:style-name="gr1" draw:text-style-name="P1" draw:layer="layout" svg:width="6.668cm" svg:height="2.487cm" draw:transform="rotate (-3.14159265358979) translate (20.368cm 10.193cm)">
          <draw:image xlink:href="Pictures/10000000000001BD000000A64BDCF5611E61E3BC.jpg" xlink:type="simple" xlink:show="embed" xlink:actuate="onLoad" draw:mime-type="image/jpeg">
            <text:p/>
          </draw:image>
        </draw:frame>
        <draw:custom-shape draw:style-name="gr2" draw:text-style-name="P2" xml:id="id8" draw:id="id8" draw:layer="layout" svg:width="0.203cm" svg:height="0.203cm" svg:x="15.345cm" svg:y="3.4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0.203cm" svg:height="0.203cm" svg:x="15.345cm" svg:y="3.889cm">
          <text:p/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3.88cm" svg:y1="3.587cm" svg:x2="15.345cm" svg:y2="3.59cm" draw:start-shape="id7" draw:start-glue-point="1" draw:end-shape="id8" draw:end-glue-point="3" svg:d="M13880 3587h737v3h728" svg:viewBox="0 0 1466 4">
          <text:p/>
        </draw:connector>
        <draw:custom-shape draw:style-name="gr2" draw:text-style-name="P2" xml:id="id21" draw:id="id21" draw:layer="layout" svg:width="0.203cm" svg:height="0.203cm" svg:x="10.545cm" svg:y="3.8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0.203cm" svg:height="0.203cm" svg:x="14.432cm" svg:y="10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1" draw:id="id11" draw:layer="layout" svg:width="0.203cm" svg:height="0.203cm" svg:x="14.132cm" svg:y="10.152cm">
          <text:p/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4.533cm" svg:y1="10.355cm" svg:x2="17.86cm" svg:y2="14.766cm" draw:start-shape="id9" draw:start-glue-point="2" draw:end-shape="id10" draw:end-glue-point="3" svg:d="M14533 10355v4411h3327" svg:viewBox="0 0 3328 4412">
          <text:p/>
        </draw:connector>
        <draw:connector draw:style-name="gr9" draw:text-style-name="P4" draw:layer="layout" svg:x1="14.233cm" svg:y1="10.355cm" svg:x2="14.533cm" svg:y2="10.355cm" draw:start-shape="id11" draw:start-glue-point="2" draw:end-shape="id9" draw:end-glue-point="2" svg:d="M14233 10355v500h300v-500" svg:viewBox="0 0 301 501">
          <text:p/>
        </draw:connector>
        <draw:frame draw:style-name="gr5" draw:text-style-name="P5" draw:layer="layout" svg:width="1.37cm" svg:height="0.569cm" svg:x="12.965cm" svg:y="10.207cm">
          <draw:text-box>
            <text:p text:style-name="P4"><text:span text:style-name="T1">VBUS</text:span></text:p>
          </draw:text-box>
        </draw:frame>
        <draw:custom-shape draw:style-name="gr2" draw:text-style-name="P2" xml:id="id19" draw:id="id19" draw:layer="layout" svg:width="0.203cm" svg:height="0.201cm" draw:transform="rotate (-3.14159265358979) translate (24.458cm 5.42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0.203cm" svg:height="0.203cm" svg:x="19.912cm" svg:y="3.857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4.832cm" svg:y1="4.92cm" svg:x2="20.115cm" svg:y2="3.958cm" draw:start-shape="id12" draw:start-glue-point="3" draw:end-shape="id13" draw:end-glue-point="1" svg:d="M24832 4920h-2359v-962h-2358" svg:viewBox="0 0 4718 963">
          <text:p/>
        </draw:connector>
        <draw:custom-shape draw:style-name="gr2" draw:text-style-name="P2" xml:id="id25" draw:id="id25" draw:layer="layout" svg:width="0.203cm" svg:height="0.203cm" svg:x="10.545cm" svg:y="4.2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0.203cm" svg:height="0.203cm" svg:x="10.545cm" svg:y="4.6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0.203cm" svg:height="0.203cm" svg:x="10.545cm" svg:y="7.0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0.203cm" svg:height="0.203cm" svg:x="10.545cm" svg:y="7.8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xml:id="id15" draw:id="id15" draw:layer="layout" svg:width="0.317cm" svg:height="0.317cm" svg:x="10.92cm" svg:y="7.4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203cm" svg:height="0.203cm" svg:x="10.97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svg:x1="10.748cm" svg:y1="7.19cm" svg:x2="11.078cm" svg:y2="7.45cm" draw:start-shape="id14" draw:start-glue-point="1" draw:end-shape="id15" draw:end-glue-point="0" svg:d="M10748 7190h330v260" svg:viewBox="0 0 331 261">
          <text:p/>
        </draw:connector>
        <draw:connector draw:style-name="gr12" draw:text-style-name="P3" draw:layer="layout" svg:x1="10.748cm" svg:y1="7.99cm" svg:x2="11.078cm" svg:y2="7.767cm" draw:start-shape="id16" draw:start-glue-point="1" draw:end-shape="id15" draw:end-glue-point="2" svg:d="M10748 7990h330v-223" svg:viewBox="0 0 331 224">
          <text:p/>
        </draw:connector>
        <draw:custom-shape draw:style-name="gr2" draw:text-style-name="P2" xml:id="id20" draw:id="id20" draw:layer="layout" svg:width="0.203cm" svg:height="0.203cm" svg:x="13.532cm" svg:y="8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7" draw:id="id17" draw:layer="layout" svg:width="0.203cm" svg:height="0.203cm" svg:x="13.532cm" svg:y="8.8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3" draw:layer="layout" svg:x1="13.532cm" svg:y1="8.953cm" svg:x2="20.585cm" svg:y2="6.197cm" draw:start-shape="id17" draw:start-glue-point="3" draw:end-shape="id18" draw:end-glue-point="1" svg:d="M13532 8953h-502v-2756h7555" svg:viewBox="0 0 7556 2757">
          <text:p/>
        </draw:connector>
        <draw:custom-shape draw:style-name="gr2" draw:text-style-name="P2" xml:id="id48" draw:id="id48" draw:layer="layout" svg:width="0.203cm" svg:height="0.203cm" svg:x="19.912cm" svg:y="3.4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4" draw:layer="layout" draw:line-skew="0.352cm" svg:x1="24.255cm" svg:y1="5.321cm" svg:x2="13.532cm" svg:y2="8.553cm" draw:start-shape="id19" draw:start-glue-point="1" draw:end-shape="id20" draw:end-glue-point="3" svg:d="M24255 5321h-10873v3232h150" svg:viewBox="0 0 10874 3233">
          <text:p/>
        </draw:connector>
        <draw:connector draw:style-name="gr12" draw:text-style-name="P3" draw:layer="layout" svg:x1="10.748cm" svg:y1="3.99cm" svg:x2="15.345cm" svg:y2="3.99cm" draw:start-shape="id21" draw:start-glue-point="1" draw:end-shape="id22" draw:end-glue-point="3" svg:d="M10748 3990h4597" svg:viewBox="0 0 4598 1">
          <text:p/>
        </draw:connector>
        <draw:custom-shape draw:style-name="gr2" draw:text-style-name="P2" xml:id="id24" draw:id="id24" draw:layer="layout" svg:width="0.203cm" svg:height="0.203cm" svg:x="15.032cm" svg:y="10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6" draw:id="id26" draw:layer="layout" svg:width="0.203cm" svg:height="0.203cm" svg:x="15.332cm" svg:y="10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3" draw:id="id23" draw:layer="layout" svg:width="0.203cm" svg:height="0.203cm" svg:x="16.494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3" draw:id="id3" draw:layer="layout" svg:width="0.203cm" svg:height="0.203cm" svg:x="21.094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1.195cm" svg:y1="7.553cm" svg:x2="16.595cm" svg:y2="7.553cm" draw:start-shape="id3" draw:start-glue-point="0" draw:end-shape="id23" draw:end-glue-point="0" svg:d="M21195 7553v-502h-4600v502" svg:viewBox="0 0 4601 503">
          <text:p/>
        </draw:connector>
        <draw:connector draw:style-name="gr4" draw:text-style-name="P4" draw:layer="layout" draw:line-skew="0.622cm -1.094cm" svg:x1="15.133cm" svg:y1="10.355cm" svg:x2="10.748cm" svg:y2="4.39cm" draw:start-shape="id24" draw:start-glue-point="2" draw:end-shape="id25" draw:end-glue-point="1" svg:d="M15133 10355v1122h-3338v-7087h-1047" svg:viewBox="0 0 4386 7088">
          <text:p/>
        </draw:connector>
        <draw:connector draw:style-name="gr8" draw:text-style-name="P4" draw:layer="layout" draw:line-skew="0.94cm -1.562cm" svg:x1="15.433cm" svg:y1="10.355cm" svg:x2="10.748cm" svg:y2="4.79cm" draw:start-shape="id26" draw:start-glue-point="2" draw:end-shape="id27" draw:end-glue-point="1" svg:d="M15433 10355v1440h-3956v-7005h-729" svg:viewBox="0 0 4686 7006">
          <text:p/>
        </draw:connector>
        <draw:custom-shape draw:style-name="gr2" draw:text-style-name="P2" xml:id="id2" draw:id="id2" draw:layer="layout" svg:width="0.203cm" svg:height="0.203cm" svg:x="14.732cm" svg:y="10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3" draw:layer="layout" draw:line-skew="-0.627cm 0.305cm" svg:x1="10.748cm" svg:y1="3.99cm" svg:x2="14.833cm" svg:y2="10.355cm" draw:start-shape="id21" draw:start-glue-point="1" draw:end-shape="id2" draw:end-glue-point="2" svg:d="M10748 3990h1364v7170h2721v-805" svg:viewBox="0 0 4086 7171">
          <text:p/>
        </draw:connector>
        <draw:frame draw:style-name="gr5" draw:text-style-name="P6" draw:layer="layout" svg:width="4.127cm" svg:height="0.569cm" svg:x="16.24cm" svg:y="10.207cm">
          <draw:text-box>
            <text:p text:style-name="P4"><text:span text:style-name="T2">Dual </text:span><text:span text:style-name="T2">Pi </text:span><text:span text:style-name="T2">Relay </text:span><text:span text:style-name="T2">Hat</text:span></text:p>
          </draw:text-box>
        </draw:frame>
        <draw:custom-shape draw:style-name="gr16" draw:text-style-name="P10" draw:layer="layout" svg:width="2.223cm" svg:height="2.858cm" svg:x="7.35cm" svg:y="13.382cm">
          <text:p/>
          <draw:enhanced-geometry svg:viewBox="0 0 21600 21600" draw:type="rectangle" draw:enhanced-path="M 0 0 L 21600 0 21600 21600 0 21600 0 0 Z N"/>
        </draw:custom-shape>
        <draw:polygon draw:style-name="gr17" draw:text-style-name="P2" draw:layer="layout" svg:width="1.586cm" svg:height="2.222cm" svg:x="7.668cm" svg:y="13.667cm" svg:viewBox="0 0 1587 2223" draw:points="314,260 507,260 507,0 1084,0 1084,260 1277,260 1277,498 1469,498 1469,674 1587,674 1587,1501 1469,1501 1469,2121 1178,2121 1178,2223 438,2223 438,2121 122,2121 122,1501 0,1501 0,674 122,674 122,498 314,498">
          <text:p/>
        </draw:polygon>
        <draw:custom-shape draw:style-name="gr18" draw:text-style-name="P11" xml:id="id28" draw:id="id28" draw:layer="layout" svg:width="0.152cm" svg:height="0.274cm" svg:x="7.96cm" svg:y="15.56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30" draw:id="id30" draw:layer="layout" svg:width="0.152cm" svg:height="0.274cm" svg:x="8.26cm" svg:y="15.56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32" draw:id="id32" draw:layer="layout" svg:width="0.152cm" svg:height="0.274cm" svg:x="8.56cm" svg:y="15.56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34" draw:id="id34" draw:layer="layout" svg:width="0.152cm" svg:height="0.274cm" svg:x="8.86cm" svg:y="15.56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29" draw:id="id29" draw:layer="layout" svg:width="0.152cm" svg:height="0.305cm" svg:x="7.96cm" svg:y="19.29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31" draw:id="id31" draw:layer="layout" svg:width="0.152cm" svg:height="0.305cm" svg:x="8.26cm" svg:y="18.49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33" draw:id="id33" draw:layer="layout" svg:width="0.152cm" svg:height="0.305cm" svg:x="8.56cm" svg:y="17.69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35" draw:id="id35" draw:layer="layout" svg:width="0.152cm" svg:height="0.305cm" svg:x="8.86cm" svg:y="16.891cm">
          <text:p/>
          <draw:enhanced-geometry svg:viewBox="0 0 21600 21600" draw:type="rectangle" draw:enhanced-path="M 0 0 L 21600 0 21600 21600 0 21600 0 0 Z N"/>
        </draw:custom-shape>
        <draw:connector draw:style-name="gr20" draw:text-style-name="P1" draw:layer="layout" draw:type="line" svg:x1="8.036cm" svg:y1="15.84cm" svg:x2="8.036cm" svg:y2="19.291cm" draw:start-shape="id28" draw:start-glue-point="2" draw:end-shape="id29" draw:end-glue-point="0" svg:d="M8036 15840v3451" svg:viewBox="0 0 1 3452">
          <text:p/>
        </draw:connector>
        <draw:connector draw:style-name="gr21" draw:text-style-name="P1" draw:layer="layout" draw:type="line" svg:x1="8.336cm" svg:y1="15.84cm" svg:x2="8.336cm" svg:y2="18.491cm" draw:start-shape="id30" draw:start-glue-point="2" draw:end-shape="id31" draw:end-glue-point="0" svg:d="M8336 15840v2651" svg:viewBox="0 0 1 2652">
          <text:p/>
        </draw:connector>
        <draw:connector draw:style-name="gr22" draw:text-style-name="P1" draw:layer="layout" draw:type="line" svg:x1="8.636cm" svg:y1="15.84cm" svg:x2="8.636cm" svg:y2="17.691cm" draw:start-shape="id32" draw:start-glue-point="2" draw:end-shape="id33" draw:end-glue-point="0" svg:d="M8636 15840v1851" svg:viewBox="0 0 1 1852">
          <text:p/>
        </draw:connector>
        <draw:connector draw:style-name="gr23" draw:text-style-name="P1" draw:layer="layout" draw:type="line" svg:x1="8.936cm" svg:y1="15.84cm" svg:x2="8.936cm" svg:y2="16.891cm" draw:start-shape="id34" draw:start-glue-point="2" draw:end-shape="id35" draw:end-glue-point="0" svg:d="M8936 15840v1051" svg:viewBox="0 0 1 1052">
          <text:p/>
        </draw:connector>
        <draw:custom-shape draw:style-name="gr24" draw:text-style-name="P11" xml:id="id39" draw:id="id39" draw:layer="layout" svg:width="0.099cm" svg:height="0.305cm" svg:x="10.767cm" svg:y="19.1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38" draw:id="id38" draw:layer="layout" svg:width="0.099cm" svg:height="0.305cm" svg:x="10.767cm" svg:y="18.35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37" draw:id="id37" draw:layer="layout" svg:width="0.099cm" svg:height="0.305cm" svg:x="10.767cm" svg:y="17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xml:id="id36" draw:id="id36" draw:layer="layout" svg:width="0.099cm" svg:height="0.305cm" svg:x="10.767cm" svg:y="16.747cm">
          <text:p/>
          <draw:enhanced-geometry svg:viewBox="0 0 21600 21600" draw:type="rectangle" draw:enhanced-path="M 0 0 L 21600 0 21600 21600 0 21600 0 0 Z N"/>
        </draw:custom-shape>
        <draw:connector draw:style-name="gr23" draw:text-style-name="P1" draw:layer="layout" draw:type="line" svg:x1="8.936cm" svg:y1="16.891cm" svg:x2="10.767cm" svg:y2="16.899cm" draw:start-shape="id35" draw:start-glue-point="0" draw:end-shape="id36" draw:end-glue-point="3" svg:d="M8936 16891l1831 8" svg:viewBox="0 0 1832 9">
          <text:p/>
        </draw:connector>
        <draw:connector draw:style-name="gr22" draw:text-style-name="P1" draw:layer="layout" draw:type="line" svg:x1="8.636cm" svg:y1="17.691cm" svg:x2="10.767cm" svg:y2="17.704cm" draw:start-shape="id33" draw:start-glue-point="0" draw:end-shape="id37" draw:end-glue-point="3" svg:d="M8636 17691l2131 13" svg:viewBox="0 0 2132 14">
          <text:p/>
        </draw:connector>
        <draw:connector draw:style-name="gr21" draw:text-style-name="P1" draw:layer="layout" draw:type="line" svg:x1="8.336cm" svg:y1="18.491cm" svg:x2="10.767cm" svg:y2="18.509cm" draw:start-shape="id31" draw:start-glue-point="0" draw:end-shape="id38" draw:end-glue-point="3" svg:d="M8336 18491l2431 18" svg:viewBox="0 0 2432 19">
          <text:p/>
        </draw:connector>
        <draw:connector draw:style-name="gr20" draw:text-style-name="P1" draw:layer="layout" draw:type="line" svg:x1="8.036cm" svg:y1="19.291cm" svg:x2="10.767cm" svg:y2="19.314cm" draw:start-shape="id29" draw:start-glue-point="0" draw:end-shape="id39" draw:end-glue-point="3" svg:d="M8036 19291l2731 23" svg:viewBox="0 0 2732 24">
          <text:p/>
        </draw:connector>
        <draw:frame draw:style-name="gr25" draw:text-style-name="P13" draw:layer="layout" svg:width="3.502cm" svg:height="0.802cm" svg:x="10.833cm" svg:y="16.626cm">
          <draw:text-box>
            <text:p><text:span text:style-name="T3">Up </text:span><text:span text:style-name="T3">Com</text:span><text:span text:style-name="T3">man</text:span><text:span text:style-name="T3">d</text:span></text:p>
          </draw:text-box>
        </draw:frame>
        <draw:frame draw:style-name="gr25" draw:text-style-name="P13" draw:layer="layout" svg:width="3.502cm" svg:height="0.802cm" svg:x="10.833cm" svg:y="17.426cm">
          <draw:text-box>
            <text:p><text:span text:style-name="T3">Grou</text:span><text:span text:style-name="T3">nd</text:span></text:p>
          </draw:text-box>
        </draw:frame>
        <draw:frame draw:style-name="gr26" draw:text-style-name="P15" draw:layer="layout" svg:width="3.502cm" svg:height="0.806cm" svg:x="10.833cm" svg:y="18.226cm">
          <draw:text-box>
            <text:p text:style-name="P14"><text:span text:style-name="T3">Dow</text:span><text:span text:style-name="T3">n </text:span><text:span text:style-name="T3">Com</text:span><text:span text:style-name="T3">man</text:span><text:span text:style-name="T3">d</text:span></text:p>
          </draw:text-box>
        </draw:frame>
        <draw:frame draw:style-name="gr25" draw:text-style-name="P13" draw:layer="layout" svg:width="3.502cm" svg:height="0.802cm" svg:x="10.833cm" svg:y="19.026cm">
          <draw:text-box>
            <text:p><text:span text:style-name="T3">VCC </text:span><text:span text:style-name="T3">29V</text:span></text:p>
          </draw:text-box>
        </draw:frame>
        <draw:frame draw:style-name="gr27" draw:text-style-name="P6" draw:layer="layout" svg:width="3.274cm" svg:height="0.887cm" svg:x="9.138cm" svg:y="14.401cm">
          <draw:text-box>
            <text:p text:style-name="P4"><text:span text:style-name="T2">RJ9 </text:span><text:span text:style-name="T2">Conn</text:span><text:span text:style-name="T2">ector </text:span></text:p>
            <text:p text:style-name="P4"><text:span text:style-name="T2">to </text:span><text:span text:style-name="T2">sofa’s </text:span><text:span text:style-name="T2">motor</text:span></text:p>
          </draw:text-box>
        </draw:frame>
        <draw:frame draw:style-name="gr1" draw:text-style-name="P1" draw:layer="layout" svg:width="4.445cm" svg:height="2.684cm" draw:transform="rotate (-3.14159265358979) translate (22.437cm 16.257cm)">
          <draw:image xlink:href="Pictures/10000000000003D10000024EDD4A391C5B9B7CE5.jpg" xlink:type="simple" xlink:show="embed" xlink:actuate="onLoad" draw:mime-type="image/jpeg">
            <text:p/>
          </draw:image>
        </draw:frame>
        <draw:frame draw:style-name="gr5" draw:text-style-name="P6" draw:layer="layout" svg:width="4.127cm" svg:height="0.569cm" svg:x="18.3cm" svg:y="12.903cm">
          <draw:text-box>
            <text:p text:style-name="P4"><text:span text:style-name="T2">Buck </text:span><text:span text:style-name="T2">Conv</text:span><text:span text:style-name="T2">erter</text:span></text:p>
          </draw:text-box>
        </draw:frame>
        <draw:frame draw:style-name="gr5" draw:text-style-name="P5" draw:layer="layout" svg:width="1.37cm" svg:height="0.569cm" svg:x="16.875cm" svg:y="14.301cm">
          <draw:text-box>
            <text:p text:style-name="P4"><text:span text:style-name="T1">+5V</text:span></text:p>
          </draw:text-box>
        </draw:frame>
        <draw:frame draw:style-name="gr5" draw:text-style-name="P5" draw:layer="layout" svg:width="1.37cm" svg:height="0.569cm" svg:x="16.875cm" svg:y="15.102cm">
          <draw:text-box>
            <text:p text:style-name="P4"><text:span text:style-name="T1">GND</text:span></text:p>
          </draw:text-box>
        </draw:frame>
        <draw:custom-shape draw:style-name="gr2" draw:text-style-name="P2" xml:id="id10" draw:id="id10" draw:layer="layout" svg:width="0.203cm" svg:height="0.203cm" svg:x="17.86cm" svg:y="14.6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0.203cm" svg:height="0.203cm" svg:x="17.86cm" svg:y="15.06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37cm" svg:height="0.569cm" svg:x="22.08cm" svg:y="14.187cm">
          <draw:text-box>
            <text:p text:style-name="P4"><text:span text:style-name="T1">+29V</text:span></text:p>
          </draw:text-box>
        </draw:frame>
        <draw:frame draw:style-name="gr5" draw:text-style-name="P5" draw:layer="layout" svg:width="1.37cm" svg:height="0.569cm" svg:x="22.08cm" svg:y="15.088cm">
          <draw:text-box>
            <text:p text:style-name="P4"><text:span text:style-name="T1">GND</text:span></text:p>
          </draw:text-box>
        </draw:frame>
        <draw:custom-shape draw:style-name="gr2" draw:text-style-name="P2" xml:id="id56" draw:id="id56" draw:layer="layout" svg:width="0.203cm" svg:height="0.203cm" svg:x="22.432cm" svg:y="15.0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0" draw:id="id50" draw:layer="layout" svg:width="0.203cm" svg:height="0.203cm" svg:x="22.432cm" svg:y="14.61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37cm" svg:height="0.569cm" svg:x="10.325cm" svg:y="6.597cm">
          <draw:text-box>
            <text:p text:style-name="P4"><text:span text:style-name="T1">reset</text:span></text:p>
          </draw:text-box>
        </draw:frame>
        <draw:connector draw:style-name="gr28" draw:text-style-name="P3" draw:layer="layout" svg:x1="17.86cm" svg:y1="15.166cm" svg:x2="14.833cm" svg:y2="10.355cm" draw:start-shape="id40" draw:start-glue-point="3" draw:end-shape="id2" draw:end-glue-point="2" svg:d="M17860 15166h-3027v-4811" svg:viewBox="0 0 3028 4812">
          <text:p/>
        </draw:connector>
        <draw:custom-shape draw:style-name="gr2" draw:text-style-name="P2" xml:id="id42" draw:id="id42" draw:layer="layout" svg:width="0.203cm" svg:height="0.201cm" draw:transform="rotate (-3.14159265358979) translate (26.271cm 9.07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3" draw:id="id53" draw:layer="layout" svg:width="0.203cm" svg:height="0.203cm" svg:x="20.304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3" draw:layer="layout" svg:x1="20.507cm" svg:y1="8.975cm" svg:x2="26.068cm" svg:y2="8.973cm" draw:start-shape="id41" draw:start-glue-point="3" draw:end-shape="id42" draw:end-glue-point="1" svg:d="M20507 8975h2781v-2h2780" svg:viewBox="0 0 5562 3">
          <text:p/>
        </draw:connector>
        <draw:connector draw:style-name="gr29" draw:text-style-name="P3" draw:layer="layout" svg:x1="14.166cm" svg:y1="19.313cm" svg:x2="26.171cm" svg:y2="14.817cm" draw:start-shape="id43" draw:start-glue-point="1" draw:end-shape="id44" draw:end-glue-point="2" svg:d="M14166 19313h12005v-4496" svg:viewBox="0 0 12006 4497">
          <text:p/>
        </draw:connector>
        <draw:custom-shape draw:style-name="gr24" draw:text-style-name="P11" xml:id="id43" draw:id="id43" draw:layer="layout" svg:width="0.099cm" svg:height="0.305cm" svg:x="14.067cm" svg:y="19.1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55" draw:id="id55" draw:layer="layout" svg:width="0.099cm" svg:height="0.305cm" svg:x="14.067cm" svg:y="18.3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52" draw:id="id52" draw:layer="layout" svg:width="0.099cm" svg:height="0.305cm" svg:x="14.067cm" svg:y="1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xml:id="id49" draw:id="id49" draw:layer="layout" svg:width="0.099cm" svg:height="0.305cm" svg:x="14.067cm" svg:y="16.746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37cm" svg:height="0.569cm" svg:x="5.06cm" svg:y="6.324cm">
          <draw:text-box>
            <text:p text:style-name="P4"><text:span text:style-name="T1">GP7</text:span></text:p>
          </draw:text-box>
        </draw:frame>
        <draw:custom-shape draw:style-name="gr2" draw:text-style-name="P2" xml:id="id46" draw:id="id46" draw:layer="layout" svg:width="0.203cm" svg:height="0.203cm" svg:x="6.09cm" svg:y="6.6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7" draw:id="id47" draw:layer="layout" svg:width="0.203cm" svg:height="0.203cm" svg:x="16.794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line-skew="4.175cm" svg:x1="20.895cm" svg:y1="7.756cm" svg:x2="6.09cm" svg:y2="6.786cm" draw:start-shape="id45" draw:start-glue-point="2" draw:end-shape="id46" draw:end-glue-point="3" svg:d="M20895 7756v4674h-15307v-5644h502" svg:viewBox="0 0 15308 5645">
          <text:p/>
        </draw:connector>
        <draw:custom-shape draw:style-name="gr15" draw:text-style-name="P9" xml:id="id45" draw:id="id45" draw:layer="layout" svg:width="0.203cm" svg:height="0.203cm" svg:x="20.794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line-skew="-0.905cm 0cm 0.299cm" svg:x1="20.895cm" svg:y1="7.756cm" svg:x2="16.895cm" svg:y2="7.553cm" draw:start-shape="id45" draw:start-glue-point="2" draw:end-shape="id47" draw:end-glue-point="0" svg:d="M20895 7756v-406h-2000-2000v203" svg:viewBox="0 0 4001 407">
          <text:p/>
        </draw:connector>
        <draw:custom-shape draw:style-name="gr2" draw:text-style-name="P2" xml:id="id18" draw:id="id18" draw:layer="layout" svg:width="0.203cm" svg:height="0.201cm" draw:transform="rotate (-3.14159265358979) translate (20.788cm 6.297cm)">
          <text:p/>
          <draw:enhanced-geometry svg:viewBox="0 0 21600 21600" draw:type="rectangle" draw:enhanced-path="M 0 0 L 21600 0 21600 21600 0 21600 0 0 Z N"/>
        </draw:custom-shape>
        <draw:connector draw:style-name="gr29" draw:text-style-name="P3" draw:layer="layout" svg:x1="20.115cm" svg:y1="3.558cm" svg:x2="20.687cm" svg:y2="6.096cm" draw:start-shape="id48" draw:start-glue-point="1" draw:end-shape="id18" draw:end-glue-point="2" svg:d="M20115 3558h572v2538" svg:viewBox="0 0 573 2539">
          <text:p/>
        </draw:connector>
        <draw:connector draw:style-name="gr29" draw:text-style-name="P3" draw:layer="layout" svg:x1="20.788cm" svg:y1="6.197cm" svg:x2="26.17cm" svg:y2="8.872cm" draw:start-shape="id18" draw:start-glue-point="3" draw:end-shape="id42" draw:end-glue-point="2" svg:d="M20788 6197h5382v2675" svg:viewBox="0 0 5383 2676">
          <text:p/>
        </draw:connector>
        <draw:connector draw:style-name="gr14" draw:text-style-name="P4" draw:layer="layout" svg:x1="24.357cm" svg:y1="5.421cm" svg:x2="14.166cm" svg:y2="16.898cm" draw:start-shape="id19" draw:start-glue-point="0" draw:end-shape="id49" draw:end-glue-point="1" svg:d="M24357 5421v11477h-10191" svg:viewBox="0 0 10192 11478">
          <text:p/>
        </draw:connector>
        <draw:custom-shape draw:style-name="gr2" draw:text-style-name="P2" xml:id="id41" draw:id="id41" draw:layer="layout" svg:width="0.203cm" svg:height="0.201cm" draw:transform="rotate (-3.14159265358979) translate (20.507cm 9.075cm)">
          <text:p/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22.635cm" svg:y1="14.72cm" svg:x2="26.07cm" svg:y2="14.715cm" draw:start-shape="id50" draw:start-glue-point="1" draw:end-shape="id44" draw:end-glue-point="3" svg:d="M22635 14720h1717v-5h1718" svg:viewBox="0 0 3436 6">
          <text:p/>
        </draw:connector>
        <draw:custom-shape draw:style-name="gr2" draw:text-style-name="P2" xml:id="id44" draw:id="id44" draw:layer="layout" svg:width="0.203cm" svg:height="0.203cm" svg:x="26.07cm" svg:y="14.61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652cm" svg:height="0.569cm" svg:x="10.56cm" svg:y="3.924cm">
          <draw:text-box>
            <text:p text:style-name="P4"><text:span text:style-name="T1">3V3E</text:span><text:span text:style-name="T1">N</text:span></text:p>
          </draw:text-box>
        </draw:frame>
        <draw:frame draw:style-name="gr5" draw:text-style-name="P5" draw:layer="layout" svg:width="1.235cm" svg:height="0.569cm" svg:x="10.56cm" svg:y="4.325cm">
          <draw:text-box>
            <text:p text:style-name="P4"><text:span text:style-name="T1">3V3</text:span></text:p>
          </draw:text-box>
        </draw:frame>
        <draw:connector draw:style-name="gr3" draw:text-style-name="P3" draw:layer="layout" svg:x1="24.933cm" svg:y1="15.222cm" svg:x2="14.166cm" svg:y2="17.703cm" draw:start-shape="id51" draw:start-glue-point="2" draw:end-shape="id52" draw:end-glue-point="1" svg:d="M24933 15222v2481h-10767" svg:viewBox="0 0 10768 2482">
          <text:p/>
        </draw:connector>
        <draw:connector draw:style-name="gr29" draw:text-style-name="P3" draw:layer="layout" svg:x1="26.171cm" svg:y1="14.614cm" svg:x2="26.17cm" svg:y2="9.073cm" draw:start-shape="id44" draw:start-glue-point="0" draw:end-shape="id42" draw:end-glue-point="0" svg:d="M26171 14614v-2771h-1v-2770" svg:viewBox="0 0 2 5542">
          <text:p/>
        </draw:connector>
        <draw:connector draw:style-name="gr30" draw:text-style-name="P3" draw:layer="layout" svg:x1="20.507cm" svg:y1="9.356cm" svg:x2="25.504cm" svg:y2="9.356cm" draw:start-shape="id53" draw:start-glue-point="1" draw:end-shape="id54" draw:end-glue-point="3" svg:d="M20507 9356h4997" svg:viewBox="0 0 4998 1">
          <text:p/>
        </draw:connector>
        <draw:custom-shape draw:style-name="gr2" draw:text-style-name="P2" xml:id="id54" draw:id="id54" draw:layer="layout" svg:width="0.203cm" svg:height="0.203cm" svg:x="25.504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text-style-name="P3" draw:layer="layout" svg:x1="14.166cm" svg:y1="18.508cm" svg:x2="25.605cm" svg:y2="9.458cm" draw:start-shape="id55" draw:start-glue-point="1" draw:end-shape="id54" draw:end-glue-point="2" svg:d="M14166 18508h11439v-9050" svg:viewBox="0 0 11440 9051">
          <text:p/>
        </draw:connector>
        <draw:frame draw:style-name="gr5" draw:text-style-name="P5" draw:layer="layout" svg:width="1.9cm" svg:height="0.569cm" svg:x="12.63cm" svg:y="2.925cm">
          <draw:text-box>
            <text:p text:style-name="P4"><text:span text:style-name="T1">1N582</text:span><text:span text:style-name="T1">2</text:span></text:p>
          </draw:text-box>
        </draw:frame>
        <draw:custom-shape draw:style-name="gr2" draw:text-style-name="P2" xml:id="id51" draw:id="id51" draw:layer="layout" svg:width="0.203cm" svg:height="0.203cm" svg:x="24.832cm" svg:y="15.019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4.832cm" svg:y1="15.12cm" svg:x2="22.635cm" svg:y2="15.12cm" draw:start-shape="id51" draw:start-glue-point="3" draw:end-shape="id56" draw:end-glue-point="1" svg:d="M24832 15120h-2197" svg:viewBox="0 0 2198 1">
          <text:p/>
        </draw:connector>
        <draw:custom-shape draw:style-name="gr2" draw:text-style-name="P2" xml:id="id12" draw:id="id12" draw:layer="layout" svg:width="0.203cm" svg:height="0.203cm" svg:x="24.832cm" svg:y="4.819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4.933cm" svg:y1="15.019cm" svg:x2="24.933cm" svg:y2="5.022cm" draw:start-shape="id51" draw:start-glue-point="0" draw:end-shape="id12" draw:end-glue-point="2" svg:d="M24933 15019v-9997" svg:viewBox="0 0 1 999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8T12:06:25.065748607</meta:creation-date>
    <dc:date>2023-10-22T20:45:38.349894499</dc:date>
    <meta:editing-duration>PT5H6M44S</meta:editing-duration>
    <meta:editing-cycles>115</meta:editing-cycles>
    <meta:generator>LibreOffice/7.3.7.2$Linux_X86_64 LibreOffice_project/30$Build-2</meta:generator>
    <meta:document-statistic meta:object-count="128"/>
  </office:meta>
</office:document-meta>
</file>